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Times New Roman" style:font-name-asian="Times New Roman" style:font-name-complex="Times New Roman"/>
    </style:style>
    <style:style style:name="P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justify"/>
    </style:style>
    <style:style style:name="T6" style:parent-style-name="Lienhypertexte" style:family="text">
      <style:text-properties style:font-name="Times New Roman" style:font-name-asian="Times New Roman" style:font-name-complex="Times New Roman"/>
    </style:style>
    <style:style style:name="P7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3" style:parent-style-name="Normal" style:family="paragraph">
      <style:paragraph-properties fo:text-align="justify"/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6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7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1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0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1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3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justify"/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6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7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8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2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0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1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2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3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5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text-align="justify"/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text-align="justify"/>
      <style:text-properties style:font-name="Times New Roman" style:font-name-asian="Times New Roman" style:font-name-complex="Times New Roman"/>
    </style:style>
  </office:automatic-styles>
  <office:body>
    <office:text text:use-soft-page-breaks="true">
      <text:p text:style-name="P1">Michaël Noiret</text:p>
      <text:p text:style-name="P2">30 ans</text:p>
      <text:p text:style-name="P3">12 rue du C*** V****, 06400 Cannes</text:p>
      <text:p text:style-name="P4">07.**.**.**.**</text:p>
      <text:p text:style-name="P5"><text:a xlink:href="mailto:noiret.michael@hotmail.fr" office:target-frame-name="_top" xlink:show="replace"><text:span text:style-name="T6">noiret.michael@hotmail.fr</text:span></text:a></text:p>
      <text:p text:style-name="P7">https://github.com/michaelnoiret-a11y</text:p>
      <text:p text:style-name="P8"/>
      <text:p text:style-name="P9">Développeur Web</text:p>
      <text:p text:style-name="P10">Reconversion professionnelle en cours</text:p>
      <text:p text:style-name="P11">Minutieux, autonome, rigoureux</text:p>
      <text:p text:style-name="P12"/>
      <text:p text:style-name="P13">Compétences :</text:p>
      <text:p text:style-name="P14">Développement :</text:p>
      <text:p text:style-name="P15">-<text:s/>Novice Python, notions HTML, CSS, JavaScript</text:p>
      <text:p text:style-name="P16">Libre-Service :</text:p>
      <text:p text:style-name="P17">-<text:s/>Connaissances des techniques de mise en rayon</text:p>
      <text:p text:style-name="P18">- Entretenir l’espace de vente</text:p>
      <text:p text:style-name="P19">-<text:s/>Utilisation d’engins de manutention non motorisés<text:s/>(transpalette, diable...)</text:p>
      <text:p text:style-name="P20">Manutention :<text:s/></text:p>
      <text:p text:style-name="P21">- Connaissances des règles de sécurité</text:p>
      <text:p text:style-name="P22">- Port des EPI (Equipement de Protection Individuel)</text:p>
      <text:p text:style-name="P23">- Maitrise de la posture de sécurité</text:p>
      <text:p text:style-name="P24">Expériences Professionnelles :</text:p>
      <text:p text:style-name="P25">2018-2025 Employé Libre-Service Franprix Cannes</text:p>
      <text:p text:style-name="P26">2018 Employé polyvalent au Stockage – Monoprix Cannes</text:p>
      <text:p text:style-name="P27">2018 Employé Libre-Service – Monop' Forville Cannes</text:p>
      <text:p text:style-name="P28">2017 Employé Libre-Service – Monop' Forville Cannes</text:p>
      <text:p text:style-name="P29">2016 Agent de maintenance de la voie publique – Mairie de Cannes</text:p>
      <text:p text:style-name="P30">2016 Installateur/Dépanneur (stage) - OTEM Cannes</text:p>
      <text:p text:style-name="P31">2015 Intérimaire manutention &amp; nettoyage – Agence Proman Cannes</text:p>
      <text:p text:style-name="P32">2015 Agent de maintenance de la voie publique – Mairie de Cannes</text:p>
      <text:p text:style-name="P33">2014 Agent de maintenance de la voie publique – Mairie de Cannes</text:p>
      <text:p text:style-name="P34">2013 Installateur/Dépanneur (stage) - IPL Informatique Mouans Sartoux</text:p>
      <text:p text:style-name="P35">2013 Installateur/Dépanneur (stage) - Novelty Azur Mandelieu la Napoule</text:p>
      <text:p text:style-name="P36">2012 Installateur/Dépanneur (stage) - Tech-N-Easy Cannes</text:p>
      <text:p text:style-name="P37">2012 Installateur/Dépanneur (stage)<text:s/>- Dierickx Events Cannes</text:p>
      <text:p text:style-name="P38">Formations :<text:s/></text:p>
      <text:p text:style-name="P39">2025-2028 Bachelor IT développement web – La Plateforme</text:p>
      <text:p text:style-name="P40">2014 Bac Pro SEN (Système Electronique et Numérique) Mention assez bien lycée professionnel Alfred Hutinel Cannes la Bocca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ël Noiret</meta:initial-creator>
    <dc:creator>Michaël Noiret</dc:creator>
    <meta:creation-date>2025-11-24T14:42:00Z</meta:creation-date>
    <dc:date>2025-11-24T14:42:00Z</dc:date>
    <meta:template xlink:href="Normal.dotm" xlink:type="simple"/>
    <meta:editing-cycles>1</meta:editing-cycles>
    <meta:editing-duration>PT0S</meta:editing-duration>
    <meta:document-statistic meta:page-count="1" meta:paragraph-count="3" meta:word-count="256" meta:character-count="1665" meta:row-count="11" meta:non-whitespace-character-count="1412"/>
  </office:meta>
</office:document-meta>
</file>